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91cm" table:align="left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0.721cm"/>
    </style:style>
    <style:style style:name="Table1.1" style:family="table-row">
      <style:table-row-properties style:min-row-height="0.71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d557" officeooo:paragraph-rsid="0020d557"/>
    </style:style>
    <style:style style:name="P2" style:family="paragraph" style:parent-style-name="Standard">
      <style:text-properties officeooo:rsid="0025d35c" officeooo:paragraph-rsid="0025d35c"/>
    </style:style>
    <style:style style:name="P3" style:family="paragraph" style:parent-style-name="Standard">
      <style:text-properties officeooo:rsid="0027f9b9" officeooo:paragraph-rsid="0027f9b9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4dc0a" officeooo:paragraph-rsid="0024dc0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5d35c" officeooo:paragraph-rsid="0025d35c" style:font-weight-asian="bold" style:font-weight-complex="bold"/>
    </style:style>
    <style:style style:name="T1" style:family="text">
      <style:text-properties officeooo:rsid="0024dc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NKS</text:p>
      <text:p text:style-name="P1"/>
      <text:p text:style-name="P1">16 chunk types with <text:span text:style-name="T1">4</text:span> variants between them (more variants to be added)</text:p>
      <text:p text:style-name="P1"/>
      <text:p text:style-name="P1">Chunk types:</text:p>
      <text:p text:style-name="P1"/>
      <text:p text:style-name="P1">0: CAMP</text:p>
      <text:p text:style-name="P1">1: FORT</text:p>
      <text:p text:style-name="P1">2: <text:span text:style-name="T1">MESA</text:span></text:p>
      <text:p text:style-name="P1">3: MOUNTAIN PASS</text:p>
      <text:p text:style-name="P1">4: CAVE?</text:p>
      <text:p text:style-name="P1">5: LAKE</text:p>
      <text:p text:style-name="P1">6: CASTLE</text:p>
      <text:p text:style-name="P1">7: LAIR</text:p>
      <text:p text:style-name="P1">8: MEADOW</text:p>
      <text:p text:style-name="P1">9: FARM</text:p>
      <text:p text:style-name="P1">10: FOREST</text:p>
      <text:p text:style-name="P1">11: DEEP FOREST</text:p>
      <text:p text:style-name="P1">12: <text:span text:style-name="T1">RUINS</text:span></text:p>
      <text:p text:style-name="P1">13: FAIRY FOUNTAIN</text:p>
      <text:p text:style-name="P2">14: HAUNTED</text:p>
      <text:p text:style-name="P2">15: LABYRINT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3</text:p>
          </table:table-cell>
          <table:table-cell table:style-name="Table1.D1" office:value-type="string">
            <text:p text:style-name="P5">2</text:p>
          </table:table-cell>
        </table:table-row>
        <table:table-row table:style-name="Table1.1"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5">6</text:p>
          </table:table-cell>
          <table:table-cell table:style-name="Table1.D2" office:value-type="string">
            <text:p text:style-name="P5">5</text:p>
          </table:table-cell>
        </table:table-row>
        <table:table-row table:style-name="Table1.1"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>10</text:p>
          </table:table-cell>
          <table:table-cell table:style-name="Table1.D2" office:value-type="string">
            <text:p text:style-name="P5">11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12</text:p>
          </table:table-cell>
          <table:table-cell table:style-name="Table1.D2" office:value-type="string">
            <text:p text:style-name="P5">13</text:p>
          </table:table-cell>
        </table:table-row>
      </table:table>
      <text:p text:style-name="P1"/>
      <text:p text:style-name="P3">All variants have common elements and all chunk types have fixed placement so that features like rivers can run betwee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all Slater</meta:initial-creator>
    <meta:creation-date>2018-08-19T10:28:37.724000000</meta:creation-date>
    <meta:generator>LibreOffice/5.1.3.2$Windows_X86_64 LibreOffice_project/644e4637d1d8544fd9f56425bd6cec110e49301b</meta:generator>
    <dc:date>2018-08-19T10:49:01.233000000</dc:date>
    <dc:creator>Niall Slater</dc:creator>
    <meta:editing-duration>PT20M23S</meta:editing-duration>
    <meta:editing-cycles>5</meta:editing-cycles>
    <meta:document-statistic meta:table-count="1" meta:image-count="0" meta:object-count="0" meta:page-count="1" meta:paragraph-count="36" meta:word-count="88" meta:character-count="396" meta:non-whitespace-character-count="344"/>
  </office:meta>
</office:document-meta>
</file>